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25cm" fo:min-width="7.75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628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3.31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3.945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4.262cm" loext:decorative="fals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.338cm" fo:min-width="3.31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37cm" fo:min-width="2.993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337cm" fo:min-width="3.945cm" loext:decorative="false"/>
      <style:paragraph-properties style:writing-mode="lr-tb"/>
    </style:style>
    <style:style style:name="gr20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3.175cm" svg:x="9.255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28cm" svg:height="1.905cm" svg:x="6.397cm" svg:y="9.255cm">
          <text:p text:style-name="P1">Adjust User Inf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1.905cm" svg:x="12.747cm" svg:y="12.112cm">
          <text:p text:style-name="P1">Analyze Jo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1.905cm" svg:x="8.937cm" svg:y="19.415cm">
          <text:p text:style-name="P1">Create Resum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573cm" svg:y1="6.08cm" svg:x2="8.303cm" svg:y2="9.255cm">
          <text:p/>
        </draw:line>
        <draw:line draw:style-name="gr6" draw:text-style-name="P2" draw:layer="layout" svg:x1="9.573cm" svg:y1="9.255cm" svg:x2="10.525cm" svg:y2="6.08cm">
          <text:p/>
        </draw:line>
        <draw:frame draw:style-name="gr7" draw:text-style-name="P3" draw:layer="layout" svg:width="3.643cm" svg:height="0.962cm" svg:x="10.525cm" svg:y="3.857cm">
          <draw:text-box>
            <text:p>Main Menu</text:p>
          </draw:text-box>
        </draw:frame>
        <draw:custom-shape draw:style-name="gr8" draw:text-style-name="P1" draw:layer="layout" svg:width="4.762cm" svg:height="1.905cm" svg:x="15.605cm" svg:y="19.415cm">
          <text:p text:style-name="P1">Create Cover Letter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3.382cm" svg:y1="6.08cm" svg:x2="14.334cm" svg:y2="12.112cm">
          <text:p/>
        </draw:line>
        <draw:line draw:style-name="gr10" draw:text-style-name="P2" draw:layer="layout" svg:x1="15.287cm" svg:y1="12.112cm" svg:x2="14.335cm" svg:y2="6.08cm">
          <text:p/>
        </draw:line>
        <draw:line draw:style-name="gr11" draw:text-style-name="P2" draw:layer="layout" svg:x1="11.16cm" svg:y1="19.415cm" svg:x2="13.065cm" svg:y2="6.08cm">
          <text:p/>
        </draw:line>
        <draw:line draw:style-name="gr12" draw:text-style-name="P2" draw:layer="layout" svg:x1="20.05cm" svg:y1="19.415cm" svg:x2="14.97cm" svg:y2="6.08cm">
          <text:p/>
        </draw:line>
        <draw:line draw:style-name="gr13" draw:text-style-name="P2" draw:layer="layout" svg:x1="14.017cm" svg:y1="14.017cm" svg:x2="12.112cm" svg:y2="19.415cm">
          <text:p/>
        </draw:line>
        <draw:line draw:style-name="gr14" draw:text-style-name="P2" draw:layer="layout" svg:x1="15.287cm" svg:y1="14.017cm" svg:x2="16.24cm" svg:y2="19.415cm">
          <text:p/>
        </draw:line>
        <draw:line draw:style-name="gr15" draw:text-style-name="P2" draw:layer="layout" svg:x1="13.065cm" svg:y1="19.415cm" svg:x2="14.652cm" svg:y2="14.017cm">
          <text:p/>
        </draw:line>
        <draw:line draw:style-name="gr16" draw:text-style-name="P2" draw:layer="layout" svg:x1="17.51cm" svg:y1="19.415cm" svg:x2="16.24cm" svg:y2="14.017cm">
          <text:p/>
        </draw:line>
        <draw:custom-shape draw:style-name="gr17" draw:text-style-name="P1" draw:layer="layout" svg:width="3.81cm" svg:height="1.588cm" svg:x="1.952cm" svg:y="5.762cm">
          <text:p text:style-name="P1">Adjust Projects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493cm" svg:height="1.587cm" svg:x="6.397cm" svg:y="15.605cm">
          <text:p text:style-name="P1">Adjust Skills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445cm" svg:height="1.587cm" svg:x="1.317cm" svg:y="12.747cm">
          <text:p text:style-name="P1">Adjust Coursework</text:p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9.255cm" svg:y1="11.16cm" svg:x2="9.255cm" svg:y2="15.605cm">
          <text:p/>
        </draw:line>
        <draw:line draw:style-name="gr21" draw:text-style-name="P2" draw:layer="layout" svg:x1="7.032cm" svg:y1="11.16cm" svg:x2="5.762cm" svg:y2="13.382cm">
          <text:p/>
        </draw:line>
        <draw:line draw:style-name="gr22" draw:text-style-name="P2" draw:layer="layout" svg:x1="6.397cm" svg:y1="9.89cm" svg:x2="4.175cm" svg:y2="7.35cm">
          <text:p/>
        </draw:line>
        <draw:line draw:style-name="gr23" draw:text-style-name="P2" draw:layer="layout" svg:x1="5.127cm" svg:y1="12.747cm" svg:x2="6.397cm" svg:y2="11.16cm">
          <text:p/>
        </draw:line>
        <draw:line draw:style-name="gr24" draw:text-style-name="P2" draw:layer="layout" svg:x1="8.62cm" svg:y1="15.605cm" svg:x2="8.62cm" svg:y2="11.16cm">
          <text:p/>
        </draw:line>
        <draw:line draw:style-name="gr25" draw:text-style-name="P2" draw:layer="layout" svg:x1="5.445cm" svg:y1="7.35cm" svg:x2="7.032cm" svg:y2="9.255cm">
          <text:p/>
        </draw:line>
        <draw:line draw:style-name="gr26" draw:text-style-name="P2" draw:layer="layout" svg:x1="9.89cm" svg:y1="15.922cm" svg:x2="12.112cm" svg:y2="6.08cm">
          <text:p/>
        </draw:line>
        <draw:line draw:style-name="gr27" draw:text-style-name="P2" draw:layer="layout" svg:x1="5.762cm" svg:y1="6.397cm" svg:x2="9.255cm" svg:y2="4.81cm">
          <text:p/>
        </draw:line>
        <draw:line draw:style-name="gr28" draw:text-style-name="P2" draw:layer="layout" svg:x1="1.952cm" svg:y1="12.747cm" svg:x2="9.255cm" svg:y2="5.76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23:36:48.323067265</meta:creation-date>
    <dc:date>2026-01-12T23:48:45.941693312</dc:date>
    <meta:editing-duration>PT46S</meta:editing-duration>
    <meta:editing-cycles>1</meta:editing-cycles>
    <meta:document-statistic meta:object-count="28"/>
    <meta:generator>LibreOffice/25.8.4.2$Linux_X86_64 LibreOffice_project/290daaa01b999472f0c7a3890eb6a550fd74c6df</meta:generator>
  </office:meta>
</office:document-meta>
</file>